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17F104B97EC3A91E5D2.png" manifest:media-type="image/png"/>
  <manifest:file-entry manifest:full-path="Pictures/100002010000016A0000015E42AA8C83615A34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e91" officeooo:paragraph-rsid="000e4e9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e4e91" officeooo:paragraph-rsid="000e4e91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ux</text:p>
      <text:p text:style-name="P1"/>
      <text:p text:style-name="P1">Reducer:</text:p>
      <text:p text:style-name="P1"><draw:frame draw:style-name="fr1" draw:name="Image1" text:anchor-type="paragraph" svg:width="9.578cm" svg:height="9.26cm" draw:z-index="0"><draw:image xlink:href="Pictures/100002010000016A0000015E42AA8C83615A344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ducer in web page:</text:p>
      <text:p text:style-name="P1"><draw:frame draw:style-name="fr1" draw:name="Image2" text:anchor-type="paragraph" svg:width="9.816cm" svg:height="10.134cm" draw:z-index="1"><draw:image xlink:href="Pictures/10000000000001730000017F104B97EC3A91E5D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 Jannie Immelman</meta:initial-creator>
    <meta:creation-date>2017-03-15T16:33:12.351806367</meta:creation-date>
    <dc:date>2017-03-15T16:36:42.142198595</dc:date>
    <dc:creator>Dr Jannie Immelman</dc:creator>
    <meta:editing-duration>PT3M31S</meta:editing-duration>
    <meta:editing-cycles>1</meta:editing-cycles>
    <meta:document-statistic meta:table-count="0" meta:image-count="2" meta:object-count="0" meta:page-count="4" meta:paragraph-count="3" meta:word-count="6" meta:character-count="33" meta:non-whitespace-character-count="30"/>
    <meta:generator>LibreOffice/5.1.6.2$Linux_X86_64 LibreOffice_project/10m0$Build-2</meta:generator>
  </office:meta>
</office:document-meta>
</file>